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Roboto, arial, sans-serif"/>
    <style:font-face style:name="PT Sans" svg:font-family="'PT Sans', sans-serif"/>
    <style:font-face style:name="Tahoma1" svg:font-family="Tahoma"/>
    <style:font-face style:name="Whitney" svg:font-family="Whitney, 'Helvetica Neue', Helvetica, Arial, sans-serif"/>
    <style:font-face style:name="arial" svg:font-family="arial, sans-serif-light, sans-serif"/>
    <style:font-face style:name="inherit" svg:font-family="inheri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d0588" officeooo:paragraph-rsid="001d0588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e72e9" officeooo:paragraph-rsid="001e72e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e72e9" officeooo:paragraph-rsid="0021a6c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e8e46" officeooo:paragraph-rsid="001e8e4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e9afa" officeooo:paragraph-rsid="001e9af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e9afa" officeooo:paragraph-rsid="0022e27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03d91" officeooo:paragraph-rsid="00203d9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53757" officeooo:paragraph-rsid="0025375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203d91" officeooo:paragraph-rsid="00203d91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21a6c0" officeooo:paragraph-rsid="0021a6c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22e27d" officeooo:paragraph-rsid="0022e27d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center" style:justify-single-word="false"/>
      <style:text-properties fo:color="#000000" style:font-name="Liberation Serif" fo:font-size="16pt" fo:font-weight="normal" officeooo:rsid="0009c2bd" officeooo:paragraph-rsid="0009c2bd" style:font-size-asian="16pt" style:font-weight-asian="normal" style:font-size-complex="16pt" style:font-weight-complex="normal"/>
    </style:style>
    <style:style style:name="P13" style:family="paragraph" style:parent-style-name="Standard" style:list-style-name="L1">
      <style:paragraph-properties fo:text-align="center" style:justify-single-word="false"/>
      <style:text-properties fo:color="#000000" style:font-name="Liberation Serif" fo:font-size="16pt" fo:font-weight="normal" officeooo:paragraph-rsid="0022e27d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32pt" officeooo:rsid="00137a82" officeooo:paragraph-rsid="0009c2bd" style:font-size-asian="28pt" style:font-size-complex="32pt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24pt" officeooo:rsid="002bf714" officeooo:paragraph-rsid="0009c2bd" style:font-size-asian="24pt" style:font-size-complex="24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24pt" officeooo:rsid="0009c2bd" officeooo:paragraph-rsid="0009c2bd" style:font-size-asian="24pt" style:font-size-complex="24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24pt" fo:font-style="normal" fo:font-weight="bold" officeooo:rsid="00230267" officeooo:paragraph-rsid="00230267" style:font-size-asian="21pt" style:font-style-asian="normal" style:font-weight-asian="bold" style:font-size-complex="2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24pt" fo:font-style="normal" fo:font-weight="bold" officeooo:rsid="0026d5ea" officeooo:paragraph-rsid="0026d5ea" style:font-size-asian="21pt" style:font-style-asian="normal" style:font-weight-asian="bold" style:font-size-complex="24pt" style:font-style-complex="normal" style:font-weight-complex="bold"/>
    </style:style>
    <style:style style:name="P19" style:family="paragraph" style:parent-style-name="Standard" style:list-style-name="L1">
      <style:paragraph-properties fo:text-align="center" style:justify-single-word="false"/>
      <style:text-properties style:font-name="Liberation Serif" officeooo:rsid="0009c2bd" officeooo:paragraph-rsid="0009c2b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officeooo:rsid="0009c2bd" officeooo:paragraph-rsid="0009c2bd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a7caa" officeooo:paragraph-rsid="000a7ca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bb928" officeooo:paragraph-rsid="000bb92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bb928" officeooo:paragraph-rsid="000daad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bb928" officeooo:paragraph-rsid="000ee01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bb928" officeooo:paragraph-rsid="001259b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daad0" officeooo:paragraph-rsid="000daad0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daad0" officeooo:paragraph-rsid="000ee01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259b6" officeooo:paragraph-rsid="001259b6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259b6" officeooo:paragraph-rsid="0015fae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62705" officeooo:paragraph-rsid="00162705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72b8f" officeooo:paragraph-rsid="00172b8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88f78" officeooo:paragraph-rsid="00188f7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9e7a8" officeooo:paragraph-rsid="0019e7a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5ee2" officeooo:paragraph-rsid="001b5ee2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62705" officeooo:paragraph-rsid="00162705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2e27d" officeooo:paragraph-rsid="0022e27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2e27d" officeooo:paragraph-rsid="002366b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2e27d" officeooo:paragraph-rsid="00253757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30267" officeooo:paragraph-rsid="00230267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53757" officeooo:paragraph-rsid="00253757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6d476" officeooo:paragraph-rsid="0026d476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6d5ea" officeooo:paragraph-rsid="0026d5ea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6pt" officeooo:rsid="0009c2bd" officeooo:paragraph-rsid="0009c2bd" style:font-size-asian="14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6pt" officeooo:rsid="001517c0" officeooo:paragraph-rsid="001517c0" style:font-size-asian="14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6pt" fo:font-weight="bold" officeooo:rsid="000bb928" officeooo:paragraph-rsid="000bb928" style:font-size-asian="14pt" style:font-weight-asian="bold" style:font-size-complex="16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6pt" fo:font-weight="bold" officeooo:rsid="000bb928" officeooo:paragraph-rsid="000daad0" style:font-size-asian="14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6pt" fo:font-weight="bold" officeooo:rsid="000bb928" officeooo:paragraph-rsid="000ee01e" style:font-size-asian="14pt" style:font-weight-asian="bold" style:font-size-complex="16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6pt" fo:font-weight="bold" officeooo:rsid="00162705" officeooo:paragraph-rsid="00162705" style:font-size-asian="14pt" style:font-weight-asian="bold" style:font-size-complex="16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6pt" fo:font-weight="bold" officeooo:rsid="00172b8f" officeooo:paragraph-rsid="00172b8f" style:font-size-asian="14pt" style:font-weight-asian="bold" style:font-size-complex="16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6pt" fo:font-weight="bold" officeooo:rsid="0019e7a8" officeooo:paragraph-rsid="0019e7a8" style:font-size-asian="14pt" style:font-weight-asian="bold" style:font-size-complex="16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6pt" fo:font-weight="bold" officeooo:rsid="00188f78" officeooo:paragraph-rsid="00188f78" style:font-size-asian="16pt" style:font-weight-asian="bold" style:font-size-complex="16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6pt" officeooo:rsid="001517c0" officeooo:paragraph-rsid="001517c0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6pt" officeooo:rsid="0015fae4" officeooo:paragraph-rsid="0015fae4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6pt" fo:font-style="normal" fo:font-weight="bold" officeooo:rsid="0022e27d" officeooo:paragraph-rsid="0022e27d" style:font-size-asian="14pt" style:font-style-asian="normal" style:font-weight-asian="bold" style:font-size-complex="16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6pt" fo:font-style="normal" fo:font-weight="bold" officeooo:rsid="00230267" officeooo:paragraph-rsid="00230267" style:font-size-asian="14pt" style:font-style-asian="normal" style:font-weight-asian="bold" style:font-size-complex="16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6pt" fo:font-style="normal" fo:font-weight="bold" officeooo:rsid="00253757" officeooo:paragraph-rsid="00253757" style:font-size-asian="14pt" style:font-style-asian="normal" style:font-weight-asian="bold" style:font-size-complex="16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6pt" fo:font-style="normal" fo:font-weight="bold" officeooo:rsid="0026d5ea" officeooo:paragraph-rsid="0026d5ea" style:font-size-asian="14pt" style:font-style-asian="normal" style:font-weight-asian="bold" style:font-size-complex="16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6pt" fo:font-style="normal" fo:font-weight="bold" officeooo:rsid="0026d5ea" officeooo:paragraph-rsid="0026d5ea" style:font-size-asian="16pt" style:font-style-asian="normal" style:font-weight-asian="bold" style:font-size-complex="16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officeooo:paragraph-rsid="0022e27d"/>
    </style:style>
    <style:style style:name="P60" style:family="paragraph" style:parent-style-name="Standard">
      <style:paragraph-properties fo:text-align="start" style:justify-single-word="false"/>
      <style:text-properties fo:font-size="16pt" fo:font-weight="bold" officeooo:paragraph-rsid="001d0588" style:font-size-asian="16pt" style:font-weight-asian="bold" style:font-size-complex="16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6pt" fo:font-weight="bold" officeooo:rsid="001d0588" officeooo:paragraph-rsid="001d0588" style:font-size-asian="14pt" style:font-weight-asian="bold" style:font-size-complex="16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6pt" fo:font-weight="bold" officeooo:rsid="001e72e9" officeooo:paragraph-rsid="001e72e9" style:font-size-asian="14pt" style:font-weight-asian="bold" style:font-size-complex="16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6pt" fo:font-weight="bold" officeooo:rsid="001e8e46" officeooo:paragraph-rsid="001e8e46" style:font-size-asian="14pt" style:font-weight-asian="bold" style:font-size-complex="16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6pt" fo:font-weight="bold" officeooo:rsid="001e9afa" officeooo:paragraph-rsid="001e9afa" style:font-size-asian="14pt" style:font-weight-asian="bold" style:font-size-complex="16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6pt" fo:font-style="normal" fo:font-weight="bold" officeooo:rsid="00203d91" officeooo:paragraph-rsid="00203d91" style:font-size-asian="14pt" style:font-style-asian="normal" style:font-weight-asian="bold" style:font-size-complex="16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6pt" fo:font-style="normal" fo:font-weight="bold" officeooo:rsid="0021a6c0" officeooo:paragraph-rsid="0021a6c0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504913"/>
    </style:style>
    <style:style style:name="T2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color="#000000" fo:font-size="16pt" fo:font-weight="normal" officeooo:rsid="003e934b" style:font-size-asian="16pt" style:font-weight-asian="normal" style:font-size-complex="16pt" style:font-weight-complex="normal"/>
    </style:style>
    <style:style style:name="T4" style:family="text">
      <style:text-properties fo:color="#000000" fo:font-size="16pt" fo:font-weight="normal" officeooo:rsid="0022e27d" style:font-size-asian="16pt" style:font-weight-asian="normal" style:font-size-complex="16pt" style:font-weight-complex="normal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variant="normal" fo:text-transform="none" fo:letter-spacing="normal" fo:font-style="normal" officeooo:rsid="005005b4"/>
    </style:style>
    <style:style style:name="T7" style:family="text">
      <style:text-properties fo:font-variant="normal" fo:text-transform="none" fo:letter-spacing="normal" fo:font-style="normal" officeooo:rsid="0022e27d" style:font-size-asian="16pt" style:font-weight-asian="normal" style:font-size-complex="16pt" style:font-weight-complex="normal"/>
    </style:style>
    <style:style style:name="T8" style:family="text">
      <style:text-properties fo:font-variant="normal" fo:text-transform="none" fo:letter-spacing="normal" fo:font-style="normal" officeooo:rsid="0022e27d" style:font-size-asian="16pt" style:font-weight-asian="normal" style:font-size-complex="16pt" style:font-weight-complex="normal" loext:padding="0in" loext:border="none"/>
    </style:style>
    <style:style style:name="T9" style:family="text">
      <style:text-properties fo:font-variant="normal" fo:text-transform="none" fo:letter-spacing="normal" fo:font-style="normal" style:font-size-asian="16pt" style:font-weight-asian="normal" style:font-size-complex="16pt" style:font-weight-complex="normal" loext:padding="0in" loext:border="none"/>
    </style:style>
    <style:style style:name="T10" style:family="text">
      <style:text-properties fo:font-variant="normal" fo:text-transform="none" fo:color="#000000" fo:letter-spacing="normal"/>
    </style:style>
    <style:style style:name="T11" style:family="text">
      <style:text-properties fo:font-variant="normal" fo:text-transform="none" fo:color="#000000" fo:letter-spacing="normal" fo:font-style="normal"/>
    </style:style>
    <style:style style:name="T12" style:family="text">
      <style:text-properties fo:font-variant="normal" fo:text-transform="none" fo:color="#000000" fo:letter-spacing="normal" fo:font-style="normal" fo:font-weight="bold"/>
    </style:style>
    <style:style style:name="T13" style:family="text">
      <style:text-properties fo:font-variant="normal" fo:text-transform="none" fo:color="#000000" fo:letter-spacing="normal" fo:font-style="normal" officeooo:rsid="000a80b1"/>
    </style:style>
    <style:style style:name="T14" style:family="text">
      <style:text-properties fo:font-variant="normal" fo:text-transform="none" fo:color="#000000" fo:letter-spacing="normal" fo:font-style="normal" officeooo:rsid="000bb928"/>
    </style:style>
    <style:style style:name="T15" style:family="text">
      <style:text-properties fo:font-variant="normal" fo:text-transform="none" fo:color="#000000" fo:letter-spacing="normal" fo:font-style="normal" officeooo:rsid="000daad0"/>
    </style:style>
    <style:style style:name="T16" style:family="text">
      <style:text-properties fo:font-variant="normal" fo:text-transform="none" fo:color="#000000" fo:letter-spacing="normal" fo:font-style="normal" officeooo:rsid="000ee01e"/>
    </style:style>
    <style:style style:name="T17" style:family="text">
      <style:text-properties fo:font-variant="normal" fo:text-transform="none" fo:color="#000000" fo:letter-spacing="normal" fo:font-style="normal" officeooo:rsid="0010ce94"/>
    </style:style>
    <style:style style:name="T18" style:family="text">
      <style:text-properties fo:font-variant="normal" fo:text-transform="none" fo:color="#000000" fo:letter-spacing="normal" fo:font-style="normal" officeooo:rsid="001259b6"/>
    </style:style>
    <style:style style:name="T19" style:family="text">
      <style:text-properties fo:font-variant="normal" fo:text-transform="none" fo:color="#000000" fo:letter-spacing="normal" fo:font-style="normal" officeooo:rsid="0015fae4"/>
    </style:style>
    <style:style style:name="T20" style:family="text">
      <style:text-properties fo:font-variant="normal" fo:text-transform="none" fo:color="#000000" fo:letter-spacing="normal" fo:font-style="normal" officeooo:rsid="0016586d"/>
    </style:style>
    <style:style style:name="T21" style:family="text">
      <style:text-properties fo:font-variant="normal" fo:text-transform="none" fo:color="#000000" fo:letter-spacing="normal" fo:font-style="normal" officeooo:rsid="00188f78"/>
    </style:style>
    <style:style style:name="T22" style:family="text">
      <style:text-properties fo:font-variant="normal" fo:text-transform="none" fo:color="#000000" fo:letter-spacing="normal" fo:font-style="normal" officeooo:rsid="001b5ee2"/>
    </style:style>
    <style:style style:name="T23" style:family="text">
      <style:text-properties fo:font-variant="normal" fo:text-transform="none" fo:color="#000000" fo:letter-spacing="normal" fo:font-style="normal" officeooo:rsid="001e72e9"/>
    </style:style>
    <style:style style:name="T24" style:family="text">
      <style:text-properties fo:font-variant="normal" fo:text-transform="none" fo:color="#000000" fo:letter-spacing="normal" officeooo:rsid="001e72e9" style:font-size-asian="12pt"/>
    </style:style>
    <style:style style:name="T25" style:family="text">
      <style:text-properties fo:font-variant="normal" fo:text-transform="none" fo:color="#000000" fo:letter-spacing="normal" officeooo:rsid="002366bf"/>
    </style:style>
    <style:style style:name="T26" style:family="text">
      <style:text-properties fo:font-variant="normal" fo:text-transform="none" fo:color="#000000" fo:letter-spacing="normal" officeooo:rsid="00253757"/>
    </style:style>
    <style:style style:name="T27" style:family="text">
      <style:text-properties fo:font-variant="normal" fo:text-transform="none" fo:color="#000000" fo:letter-spacing="normal" officeooo:rsid="0026d476"/>
    </style:style>
    <style:style style:name="T28" style:family="text">
      <style:text-properties fo:font-variant="normal" fo:text-transform="none" fo:color="#000000" fo:letter-spacing="normal" officeooo:rsid="0026d5ea"/>
    </style:style>
    <style:style style:name="T29" style:family="text">
      <style:text-properties fo:font-variant="normal" fo:text-transform="none" fo:color="#000000" style:text-line-through-style="solid" style:text-line-through-type="single" fo:letter-spacing="normal" fo:font-style="normal"/>
    </style:style>
    <style:style style:name="T30" style:family="text">
      <style:text-properties fo:font-variant="normal" fo:text-transform="none" fo:color="#000000" style:text-line-through-style="solid" style:text-line-through-type="single" fo:letter-spacing="normal" style:text-underline-style="none"/>
    </style:style>
    <style:style style:name="T31" style:family="text">
      <style:text-properties fo:font-variant="normal" fo:text-transform="none" fo:color="#000000" style:font-name="Liberation Serif" fo:letter-spacing="normal"/>
    </style:style>
    <style:style style:name="T32" style:family="text">
      <style:text-properties fo:font-variant="normal" fo:text-transform="none" fo:color="#000000" style:font-name="Liberation Serif" fo:letter-spacing="normal" fo:font-style="normal"/>
    </style:style>
    <style:style style:name="T33" style:family="text">
      <style:text-properties fo:font-variant="normal" fo:text-transform="none" fo:color="#000000" style:font-name="Liberation Serif" fo:letter-spacing="normal" fo:font-style="normal" officeooo:rsid="001d0588"/>
    </style:style>
    <style:style style:name="T34" style:family="text">
      <style:text-properties fo:font-variant="normal" fo:text-transform="none" fo:color="#000000" style:font-name="Liberation Serif" fo:letter-spacing="normal" fo:font-style="normal" style:font-size-asian="12pt"/>
    </style:style>
    <style:style style:name="T35" style:family="text">
      <style:text-properties fo:font-variant="normal" fo:text-transform="none" fo:color="#000000" style:font-name="Liberation Serif" fo:letter-spacing="normal" fo:font-style="normal" officeooo:rsid="001e8e46"/>
    </style:style>
    <style:style style:name="T36" style:family="text">
      <style:text-properties fo:font-variant="normal" fo:text-transform="none" fo:color="#000000" style:font-name="Liberation Serif" fo:letter-spacing="normal" fo:font-style="normal" officeooo:rsid="00203d91"/>
    </style:style>
    <style:style style:name="T37" style:family="text">
      <style:text-properties fo:font-variant="normal" fo:text-transform="none" fo:color="#000000" style:font-name="Liberation Serif" fo:letter-spacing="normal" fo:font-style="normal" officeooo:rsid="0021a6c0"/>
    </style:style>
    <style:style style:name="T38" style:family="text">
      <style:text-properties fo:font-variant="normal" fo:text-transform="none" fo:color="#000000" style:font-name="Liberation Serif" fo:letter-spacing="normal" fo:font-style="normal" officeooo:rsid="0022e27d"/>
    </style:style>
    <style:style style:name="T39" style:family="text">
      <style:text-properties fo:font-variant="normal" fo:text-transform="none" fo:color="#000000" style:font-name="Liberation Serif" fo:letter-spacing="normal" fo:font-style="normal" officeooo:rsid="00253757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normal" officeooo:rsid="0022e27d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fo:font-weight="normal" officeooo:rsid="00230267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fo:font-weight="normal" officeooo:rsid="002366bf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202124" fo:letter-spacing="normal" officeooo:rsid="001e72e9" style:font-size-asian="12pt"/>
    </style:style>
    <style:style style:name="T44" style:family="text">
      <style:text-properties fo:font-variant="normal" fo:text-transform="none" fo:color="#202124" style:font-name="Liberation Serif" fo:letter-spacing="normal" fo:font-style="normal"/>
    </style:style>
    <style:style style:name="T45" style:family="text">
      <style:text-properties fo:font-variant="normal" fo:text-transform="none" fo:color="#202124" style:font-name="Liberation Serif" fo:letter-spacing="normal" fo:font-style="normal" style:font-size-asian="12pt"/>
    </style:style>
    <style:style style:name="T46" style:family="text">
      <style:text-properties fo:font-variant="normal" fo:text-transform="none" fo:color="#202124" style:font-name="Liberation Serif" fo:letter-spacing="normal" fo:font-style="normal" officeooo:rsid="0021a6c0" style:font-size-asian="12pt"/>
    </style:style>
    <style:style style:name="T47" style:family="text">
      <style:text-properties officeooo:rsid="0009c2b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heZZAZZGl<text:span text:style-name="T47">it</text:span>ch’s April Fools Event <text:span text:style-name="T47">2022</text:span>: <text:span text:style-name="T1">Achievements and Technical Writing</text:span></text:p>
      <text:p text:style-name="P15">By: Darkshadows</text:p>
      <text:list xml:id="list1807343251" text:style-name="L1">
        <text:list-header>
          <text:p text:style-name="P19"><text:span text:style-name="T3">S</text:span><text:span text:style-name="T2">pecial thanks to Runea for helping me with technical, </text:span><text:span text:style-name="T4">programatical, </text:span><text:span text:style-name="T2">math</text:span><text:span text:style-name="T4">ematical</text:span><text:span text:style-name="T2">, and emotional support.</text:span></text:p>
          <text:p text:style-name="P12"><text:span text:style-name="T6">A</text:span><text:span text:style-name="T5">lso thanks to ISSOtm for dropping hints when I brainlocked on CCR4.</text:span></text:p>
          <text:p text:style-name="P13"><text:span text:style-name="T7">Also also thanks to </text:span><text:bookmark text:name="message-username-962628920891564082"/><text:span text:style-name="T9">Radixán </text:span><text:span text:style-name="T8">for reminding me where a few things were that I forgot to write in my hasty notes.</text:span></text:p>
        </text:list-header>
      </text:list>
      <text:p text:style-name="P20">Much like last year, before anything else: If you want to try anything in Cracker Cavern Reborn, I recommend mGBA connected to GDB. I'll give a short tutorial on some pitfalls I hit both trying to setup GDB and compiling pokeemerald for proper symbols.</text:p>
      <text:p text:style-name="P20">If you read my 2018 guide, the broadstrokes are the same, but the details are different.</text:p>
      <text:p text:style-name="P29"><text:span text:style-name="T11">Make sure to talk to everyone as you go along and visit every building you come across. It put a big smile on my face and made me laugh with every dumb little joke.</text:span></text:p>
      <text:p text:style-name="P20"/>
      <text:p text:style-name="P16"><text:span text:style-name="T12">Return to Glitchland: Main Story Revisited:</text:span></text:p>
      <text:p text:style-name="P44"><text:span text:style-name="T12">Exploration I: There was an attempt:</text:span></text:p>
      <text:p text:style-name="P52"><text:span text:style-name="T12">Exploration II: Starting out:</text:span></text:p>
      <text:p text:style-name="P52"><text:span text:style-name="T12">Exploration III: Taste of adventure:</text:span></text:p>
      <text:p text:style-name="P53"><text:span text:style-name="T12">Exploration IV: Expert:</text:span></text:p>
      <text:p text:style-name="P29"><text:span text:style-name="T19">Mentioning these ones first as a mental note for anyone reading this to keep track of: </text:span><text:span text:style-name="T11">Make sure to talk to everyone as you go along and visit every building you come across.</text:span><text:span text:style-name="T19"> I finished the event with 130 maps visited, so you can miss a few and still hit the required 120, but it shouldn't be too hard to get all of them. I've included a map that you can use to systemically travel through Glitchland and find every interior map.</text:span></text:p>
      <text:p text:style-name="P43"><text:span text:style-name="T12"/></text:p>
      <text:p text:style-name="P43"><text:span text:style-name="T12">To the North!:</text:span></text:p>
      <text:p text:style-name="P21"><text:span text:style-name="T11">From Central Square, go:</text:span></text:p>
      <text:p text:style-name="P21"><text:span text:style-name="T11">North, North, North, North, East, North, North, East, East. </text:span><text:span text:style-name="T13">From here, the only place to head is North. The answers to the questions three are as follows: </text:span><text:span text:style-name="T14">ODDISH, TORKOAL, and CACTURNE</text:span><text:span text:style-name="T13">. </text:span><text:span text:style-name="T14">After heading North for a final time, t</text:span><text:span text:style-name="T11">alk to Dad to obtain </text:span><text:span text:style-name="T14">the ability to </text:span><text:span text:style-name="T11">Surf.</text:span></text:p>
      <text:p text:style-name="P21"><text:span text:style-name="T11"/></text:p>
      <text:p text:style-name="P45"><text:span text:style-name="T11">To the East!:</text:span></text:p>
      <text:p text:style-name="P22"><text:span text:style-name="T11">From Central Square, go:</text:span></text:p>
      <text:p text:style-name="P22"><text:span text:style-name="T11">East, East, South, South, South, East, East.</text:span></text:p>
      <text:p text:style-name="P25"><text:soft-page-break/><text:span text:style-name="T11">This should put you in Lost Woods. Now go:<text:line-break/>East, East, North, North.</text:span></text:p>
      <text:p text:style-name="P25"><text:span text:style-name="T11">Talk to Dad to obtain </text:span><text:span text:style-name="T15">the ability to push boulders with Strength.</text:span></text:p>
      <text:p text:style-name="P22"><text:span text:style-name="T15"/></text:p>
      <text:p text:style-name="P46"><text:span text:style-name="T11">To the </text:span><text:span text:style-name="T15">South</text:span><text:span text:style-name="T11">!:</text:span></text:p>
      <text:p text:style-name="P26"><text:span text:style-name="T11">Make sure you have Strength from "To the East!" before doing this one.</text:span></text:p>
      <text:p text:style-name="P23"><text:span text:style-name="T11">From Central Square, go:</text:span></text:p>
      <text:p text:style-name="P26"><text:span text:style-name="T11">South, South, South, South, </text:span><text:span text:style-name="T16">East, South, East, </text:span><text:span text:style-name="T18">and </text:span><text:span text:style-name="T16">South.</text:span></text:p>
      <text:p text:style-name="P28"><text:span text:style-name="T16">T</text:span><text:span text:style-name="T11">alk to Dad to obtain the ability to </text:span><text:span text:style-name="T29">touch</text:span><text:span text:style-name="T11"> </text:span><text:span text:style-name="T23">C</text:span><text:span text:style-name="T11">ut grass.</text:span></text:p>
      <text:p text:style-name="P26"><text:span text:style-name="T16"/></text:p>
      <text:p text:style-name="P47"><text:span text:style-name="T11">To the </text:span><text:span text:style-name="T16">West</text:span><text:span text:style-name="T11">!:</text:span></text:p>
      <text:p text:style-name="P27"><text:span text:style-name="T17">Albeit not required, m</text:span><text:span text:style-name="T11">ake sure you have Strength from "To the East!" before doing this one. </text:span><text:span text:style-name="T17">It makes it way easier to get through the dark cave.</text:span></text:p>
      <text:p text:style-name="P24"><text:span text:style-name="T11">From Central Square, go:</text:span></text:p>
      <text:p text:style-name="P27"><text:span text:style-name="T16">West, West, North, </text:span><text:span text:style-name="T18">and </text:span><text:span text:style-name="T16">North into the cave</text:span></text:p>
      <text:p text:style-name="P27"><text:span text:style-name="T16">Inside the cave, </text:span><text:span text:style-name="T18">push the boulder upwards, talk to the person, and they'll light up the cave for you.</text:span></text:p>
      <text:p text:style-name="P28"><text:span text:style-name="T11">If you don't want to get Strength first, bruteforcing is rather easy, as if you don't immediately hit a dead-end, you're going the corrent way. It just makes it easier to see.</text:span></text:p>
      <text:p text:style-name="P28"><text:span text:style-name="T11">Once you've exited the cave, go:</text:span></text:p>
      <text:p text:style-name="P28"><text:span text:style-name="T11">West, West, and West.</text:span></text:p>
      <text:p text:style-name="P28"><text:span text:style-name="T11">Talk to Dad to obtain the ability to teleport between major settlements.</text:span></text:p>
      <text:p text:style-name="P28"><text:span text:style-name="T11"/></text:p>
      <text:p text:style-name="P48"><text:span text:style-name="T11">Feels Different:</text:span></text:p>
      <text:p text:style-name="P30"><text:span text:style-name="T11">Altering Cave has three forms cycling every hour, in order:</text:span></text:p>
      <text:p text:style-name="P30"><text:span text:style-name="T11">Dome fossil with braille past water</text:span></text:p>
      <text:p text:style-name="P30"><text:span text:style-name="T11">Cave with braille</text:span></text:p>
      <text:p text:style-name="P30"><text:span text:style-name="T11">Cave with braille that requires strength</text:span></text:p>
      <text:p text:style-name="P30"><text:span text:style-name="T11"/></text:p>
      <text:p text:style-name="P48"><text:span text:style-name="T11">Not Lost Anymore:</text:span></text:p>
      <text:p text:style-name="P35"><text:span text:style-name="T11">The secret areas of Lost Woods are reached by moving in the following ways:</text:span></text:p>
      <text:p text:style-name="P35"><text:span text:style-name="T11">North, South, East, East</text:span></text:p>
      <text:p text:style-name="P35"><text:span text:style-name="T11">North, East, South, East </text:span><text:span text:style-name="T20">(Zelda solution)</text:span></text:p>
      <text:p text:style-name="P35"><text:span text:style-name="T11">East North, South, South</text:span></text:p>
      <text:p text:style-name="P35"><text:span text:style-name="T11"/></text:p>
      <text:p text:style-name="P49"><text:span text:style-name="T11">Delirium achieved:</text:span></text:p>
      <text:p text:style-name="P31"><text:span text:style-name="T11">Obtain the pass for Deliri</text:span><text:span text:style-name="T21">a</text:span><text:span text:style-name="T11"> from the bottom left house in Northern Camp. </text:span><text:span text:style-name="T21">Deliria itself is in the West. Glory to Arstotzka, comrade.</text:span></text:p>
      <text:p text:style-name="P32"><text:span text:style-name="T11"/></text:p>
      <text:p text:style-name="P51"><text:span text:style-name="T11">Field of Koopers 5:</text:span></text:p>
      <text:p text:style-name="P32"><text:span text:style-name="T11">Beat the most ultimate awesomest level of all time in the Designer's Creation. It's so amazing I won't give spoilers.</text:span></text:p>
      <text:p text:style-name="P32"><text:span text:style-name="T11"/></text:p>
      <text:p text:style-name="P51"><text:span text:style-name="T11">Depth First Search:</text:span></text:p>
      <text:p text:style-name="P32"><text:span text:style-name="T11">Head the self-explanatory way down to the bottom-left of Binary Woods.</text:span></text:p>
      <text:p text:style-name="P32"><text:span text:style-name="T11"/></text:p>
      <text:p text:style-name="P50"><text:span text:style-name="T11">It's very hot in the lab:</text:span></text:p>
      <text:p text:style-name="P33"><text:soft-page-break/><text:span text:style-name="T11">There are four microscopic nuclear things in the waters of Too Much Water. </text:span><text:span text:style-name="T22">They're hidden, and they're at the following locations relative to the scientist:<text:line-break/>Five North</text:span></text:p>
      <text:p text:style-name="P34"><text:span text:style-name="T11">Six East</text:span></text:p>
      <text:p text:style-name="P34"><text:span text:style-name="T11">Three South, one East</text:span></text:p>
      <text:p text:style-name="P34"><text:span text:style-name="T11">Four West, four South</text:span></text:p>
      <text:p text:style-name="P34"><text:span text:style-name="T11"/></text:p>
      <text:p text:style-name="P60"><text:span text:style-name="T33">The best Pok</text:span><text:span text:style-name="T44">é</text:span><text:span text:style-name="T33">mon:</text:span></text:p>
      <text:p text:style-name="P1"><text:span text:style-name="T32">In Southern Passage, talk to the lady giving a survey. Only say yes to Dunsparce being the best. </text:span><text:span text:style-name="T36">She'll give you a Nugget as a reward for being right.</text:span></text:p>
      <text:p text:style-name="P1"><text:span text:style-name="T32"/></text:p>
      <text:p text:style-name="P61"><text:span text:style-name="T32">Reunited:</text:span></text:p>
      <text:p text:style-name="P1"><text:span text:style-name="T32">Discover their loveless marriage by cutting down the trees in front of the Glitched House and going inside.</text:span></text:p>
      <text:p text:style-name="P1"><text:span text:style-name="T32"/></text:p>
      <text:p text:style-name="P61"><text:span text:style-name="T32">Demisemihemidemisemiquaver:</text:span></text:p>
      <text:p text:style-name="P3"><text:span text:style-name="T37">See "The best Pok</text:span><text:span text:style-name="T45">é</text:span><text:span text:style-name="T46">mon" for getting the Nugget.</text:span><text:span text:style-name="T32"><text:line-break/>But after finding the nugget, head to the Shady Merchant and trade for the</text:span><text:span text:style-name="T34"> Pok</text:span><text:span text:style-name="T45">é</text:span><text:span text:style-name="T34"> Flute.<text:line-break/>Then, enter the bottom left house of the Southern Encampment and hand the man the Pok</text:span><text:span text:style-name="T45">é</text:span><text:span text:style-name="T34"> Flute.</text:span></text:p>
      <text:p text:style-name="P2"><text:span text:style-name="T34"/></text:p>
      <text:p text:style-name="P62"><text:span text:style-name="T32">Overhead view is cheating:</text:span></text:p>
      <text:p text:style-name="P2"><text:span text:style-name="T32">This requires Cut from "</text:span><text:span text:style-name="T35">To the South!"</text:span></text:p>
      <text:p text:style-name="P2"><text:span text:style-name="T32">At Yet Another Route, near the entrance, go to the switches. Hit them in the order:</text:span></text:p>
      <text:p text:style-name="P2"><text:span text:style-name="T32">Bottom, Top, Middle</text:span></text:p>
      <text:p text:style-name="P4"><text:span text:style-name="T32">Cut one of the trees and talk to the guy to be accused of filthy cheating. I wouldn't call it cheating, I'd call it having a superpower, personally.</text:span></text:p>
      <text:p text:style-name="P2"><text:span text:style-name="T32"/></text:p>
      <text:p text:style-name="P63"><text:span text:style-name="T32">Yet Another Secret:</text:span></text:p>
      <text:p text:style-name="P8"><text:span text:style-name="T39">T</text:span><text:span text:style-name="T32">his requires Surf from "To the South!"</text:span></text:p>
      <text:p text:style-name="P4"><text:span text:style-name="T39">From Yet Another Path, Surf East to the tides. Take the third tile from the bottom. At each stop, go down then left. Continue East</text:span><text:span text:style-name="T32"> to Yet Another Secret to unlock yet another achievement.</text:span></text:p>
      <text:p text:style-name="P4"><text:span text:style-name="T32"/></text:p>
      <text:p text:style-name="P64"><text:span text:style-name="T32">Recursive Madness:</text:span></text:p>
      <text:p text:style-name="P5"><text:span text:style-name="T32">Head to the Path of Recursion straight East from Central Square. Talk to the lady and keep answering yes to learn more about recursion.</text:span></text:p>
      <text:p text:style-name="P5"><text:span text:style-name="T32"/></text:p>
      <text:p text:style-name="P64"><text:span text:style-name="T32">Fossilized Trio 1: Anarchy:</text:span></text:p>
      <text:p text:style-name="P5"><text:span text:style-name="T32">"Femboy Supremacy" is required before doing this one. Make sure you're all dressed up in your programmer socks before attempting.</text:span></text:p>
      <text:p text:style-name="P7"><text:span text:style-name="T32">On the way to the Worried Explorer, you'll have to solve the Shifting Grove puzzle. The solution is:<text:line-break/>Bottom Left x1, Top Left x2</text:span></text:p>
      <text:p text:style-name="P5"><text:span text:style-name="T32">From the Worried Explorer, we're going </text:span><text:span text:style-name="T36">to each adjacent area in</text:span><text:span text:style-name="T32"> the order of North, South, then West. Once you do the required action, you'll know you did it right.<text:line-break/>North, Strange Pillar: Walk in and out of the hole in the fence five times</text:span></text:p>
      <text:p text:style-name="P5"><text:span text:style-name="T32">South, Strange Bush: Walk exactly 20 steps before talking to the bush.</text:span></text:p>
      <text:p text:style-name="P6"><text:span text:style-name="T32">West, Strange Sign: Be a femboy and talk to the sign.</text:span></text:p>
      <text:p text:style-name="P6"><text:soft-page-break/><text:span text:style-name="T38">After that, the Helix Fossil should be yours.</text:span><text:span text:style-name="T32"><text:line-break/></text:span></text:p>
      <text:p text:style-name="P65"><text:span text:style-name="T31">Fossilized Trio II: Democracy:</text:span></text:p>
      <text:p text:style-name="P9"><text:span text:style-name="T31">Dome Fossil is found in Altering Cave. The interior of the cave changes every hour. See "Feels Different" for the order of locations.</text:span></text:p>
      <text:p text:style-name="P9"><text:span text:style-name="T31"/></text:p>
      <text:p text:style-name="P65"><text:span text:style-name="T31">Fossilized Trio III: OLDEN:</text:span></text:p>
      <text:p text:style-name="P11"><text:span text:style-name="T31">Requires Surf from "To the North!"<text:line-break/>Head South from the Guard Post to Tiny Cavern. Head inside and talk to the scientist there to obtain the Amber Fossil.</text:span></text:p>
      <text:p text:style-name="P10"><text:span text:style-name="T31"/></text:p>
      <text:p text:style-name="P66"><text:span text:style-name="T31">Fossilized Trio IV: In the name of science:</text:span></text:p>
      <text:p text:style-name="P36"><text:span text:style-name="T10">Turn-in for the fossils is in the Western Encampment, the Explorer Syndicate building. Talk to the </text:span><text:span text:style-name="T30">scientist</text:span><text:span text:style-name="T10"> doctor in the top right.</text:span></text:p>
      <text:p text:style-name="P36"><text:span text:style-name="T10"/></text:p>
      <text:p text:style-name="P54"><text:span text:style-name="T10">Balls I: Growing a pair:</text:span></text:p>
      <text:p text:style-name="P54"><text:span text:style-name="T10">Balls II: Growing two pairs:</text:span></text:p>
      <text:p text:style-name="P54"><text:span text:style-name="T10">Balls III: Baller crawler:</text:span></text:p>
      <text:p text:style-name="P54"><text:span text:style-name="T10">Balls IV: I've seen it all:</text:span></text:p>
      <text:p text:style-name="P36"><text:span text:style-name="T10">The nine pokeballs are found in the following locations:</text:span></text:p>
      <text:p text:style-name="P59"><text:span text:style-name="T40">1. </text:span><text:span text:style-name="T41">Shimmering Pass, </text:span><text:span text:style-name="T42">bottom left. T</text:span><text:span text:style-name="T41">alk to the guy walking around and he'll give it to you.</text:span></text:p>
      <text:p text:style-name="P37"><text:span text:style-name="T10">2. </text:span><text:span text:style-name="T25">The Harbor, there's a moving </text:span><text:span text:style-name="T24">Pok</text:span><text:span text:style-name="T43">é</text:span><text:span text:style-name="T25"> Ball across the water </text:span><text:span text:style-name="T27">on a platform</text:span><text:span text:style-name="T25">. Use Surf to </text:span><text:span text:style-name="T27">get to it.</text:span></text:p>
      <text:p text:style-name="P37"><text:span text:style-name="T10">3. </text:span><text:span text:style-name="T26">Road of Ultimate, on the other side of the South pond.</text:span></text:p>
      <text:p text:style-name="P38"><text:span text:style-name="T10">4. </text:span><text:span text:style-name="T26">Yet Another Cave, invisible, in the bottom left corner between the two adjacent flowers.</text:span></text:p>
      <text:p text:style-name="P38"><text:span text:style-name="T10">5. </text:span><text:span text:style-name="T25">Broken Bridge, Surf South to find a </text:span><text:span text:style-name="T24">Pok</text:span><text:span text:style-name="T43">é</text:span><text:span text:style-name="T25"> Ball off the beaten path.</text:span></text:p>
      <text:p text:style-name="P38"><text:span text:style-name="T10">6. </text:span><text:span text:style-name="T25">Binary Woods main, top left, </text:span><text:span text:style-name="T26">past a little surf pond.</text:span></text:p>
      <text:p text:style-name="P38"><text:span text:style-name="T10">7. </text:span><text:span text:style-name="T26">Jumpity Jump, bottom left, talk to the Pok</text:span><text:span text:style-name="T43">é</text:span><text:span text:style-name="T26"> Mart employee.</text:span></text:p>
      <text:p text:style-name="P36"><text:span text:style-name="T10">8. </text:span><text:span text:style-name="T26">See "</text:span><text:span text:style-name="T28">Femboy Supremacy".</text:span></text:p>
      <text:p text:style-name="P37"><text:span text:style-name="T10">9. </text:span><text:span text:style-name="T28">See "Braille Happens".</text:span></text:p>
      <text:p text:style-name="P36"><text:span text:style-name="T10"/></text:p>
      <text:p text:style-name="P17"><text:span text:style-name="T10">Return to Glitchland: Main Story Reimagined</text:span></text:p>
      <text:p text:style-name="P55"><text:span text:style-name="T10">Okay Folks:</text:span></text:p>
      <text:p text:style-name="P42"><text:span text:style-name="T10">asdfasdfasdf</text:span></text:p>
      <text:p text:style-name="P42"><text:span text:style-name="T10"/></text:p>
      <text:p text:style-name="P55"><text:span text:style-name="T10">Hack and Slash:</text:span></text:p>
      <text:p text:style-name="P39"><text:span text:style-name="T10">Requires Cut from "To the South!"</text:span></text:p>
      <text:p text:style-name="P39"><text:span text:style-name="T10">Go to the Grasslands and cut down all the trees before talking to karate-man.</text:span></text:p>
      <text:p text:style-name="P39"><text:span text:style-name="T10"/></text:p>
      <text:p text:style-name="P56"><text:span text:style-name="T10">RYDEL RYDEL RYDEL RYDEL:</text:span></text:p>
      <text:p text:style-name="P40"><text:span text:style-name="T10">Obtain the </text:span><text:span text:style-name="T27">Bike Voucher from the fisherman in the house at The Harbor by telling him you like to fish.</text:span></text:p>
      <text:p text:style-name="P41"><text:span text:style-name="T10">The Bike Shop is in the West.</text:span></text:p>
      <text:p text:style-name="P41"><text:span text:style-name="T10"/></text:p>
      <text:p text:style-name="P58"><text:span text:style-name="T10">Interjection:</text:span></text:p>
      <text:p text:style-name="P42"><text:span text:style-name="T10">asdfasdfasdfasdfa</text:span></text:p>
      <text:p text:style-name="P57"><text:soft-page-break/><text:span text:style-name="T10">Femboy Supremacy:</text:span></text:p>
      <text:p text:style-name="P42"><text:span text:style-name="T10">Requires "Okay Folks" first to complete, as you need the Heart Scale reward. With that out of the way, we can finally be the cutest there ever was.</text:span></text:p>
      <text:p text:style-name="P42"><text:span text:style-name="T10">Asdfasdfasdfasdfasdfasdf</text:span></text:p>
      <text:p text:style-name="P42"><text:span text:style-name="T10"/></text:p>
      <text:p text:style-name="P57"><text:span text:style-name="T10">Braille Happens:</text:span></text:p>
      <text:p text:style-name="P42"><text:span text:style-name="T10">asdfasdfasdfasdfasdf</text:span></text:p>
      <text:p text:style-name="P42"><text:span text:style-name="T10"/></text:p>
      <text:p text:style-name="P18"><text:span text:style-name="T10">Game Corn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Roboto, arial, sans-serif"/>
    <style:font-face style:name="PT Sans" svg:font-family="'PT Sans', sans-serif"/>
    <style:font-face style:name="Tahoma1" svg:font-family="Tahoma"/>
    <style:font-face style:name="Whitney" svg:font-family="Whitney, 'Helvetica Neue', Helvetica, Arial, sans-serif"/>
    <style:font-face style:name="arial" svg:font-family="arial, sans-serif-light, sans-serif"/>
    <style:font-face style:name="inherit" svg:font-family="inheri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20S</meta:editing-duration>
    <meta:editing-cycles>3</meta:editing-cycles>
    <meta:generator>LibreOffice/5.4.4.2$Windows_X86_64 LibreOffice_project/2524958677847fb3bb44820e40380acbe820f960</meta:generator>
    <dc:date>2022-04-10T04:37:18.644000000</dc:date>
    <meta:document-statistic meta:table-count="0" meta:image-count="0" meta:object-count="0" meta:page-count="5" meta:paragraph-count="117" meta:word-count="1343" meta:character-count="7601" meta:non-whitespace-character-count="6374"/>
    <meta:user-defined meta:name="Info 1"/>
    <meta:user-defined meta:name="Info 2"/>
    <meta:user-defined meta:name="Info 3"/>
    <meta:user-defined meta:name="Info 4"/>
  </office:meta>
</office:document-meta>
</file>